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3 月 份" calcext:value-type="string">
              <text:p><text:s text:c="7"/>中 華 民 國 102 年 3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103" calcext:value-type="float">
            <text:p><text:s text:c="3"/>4,103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23" office:value-type="float" office:value="2.07" calcext:value-type="float">
            <text:p><text:s text:c="3"/>2.07 </text:p>
          </table:table-cell>
          <table:table-cell table:style-name="ce27" office:value-type="float" office:value="3172" calcext:value-type="float">
            <text:p><text:s text:c="3"/>3,172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" calcext:value-type="float">
            <text:p><text:s text:c="3"/>1.60 </text:p>
          </table:table-cell>
          <table:table-cell table:style-name="ce27" office:value-type="float" office:value="16880" calcext:value-type="float">
            <text:p><text:s text:c="3"/>16,880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2" calcext:value-type="float">
            <text:p><text:s text:c="3"/>8.52 </text:p>
          </table:table-cell>
          <table:table-cell table:style-name="ce27" office:value-type="float" office:value="13708" calcext:value-type="float">
            <text:p><text:s text:c="3"/>13,708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2" calcext:value-type="float">
            <text:p><text:s text:c="3"/>6.92 </text:p>
          </table:table-cell>
          <table:table-cell table:style-name="ce27" office:value-type="float" office:value="13562" calcext:value-type="float">
            <text:p><text:s text:c="3"/>13,562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4" calcext:value-type="float">
            <text:p><text:s text:c="3"/>6.84 </text:p>
          </table:table-cell>
          <table:table-cell table:style-name="ce27" office:value-type="float" office:value="4587" calcext:value-type="float">
            <text:p><text:s text:c="3"/>4,587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1" calcext:value-type="float">
            <text:p><text:s text:c="3"/>2.31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680" calcext:value-type="float">
            <text:p><text:s text:c="3"/>680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03" calcext:value-type="float">
            <text:p><text:s text:c="3"/>2.03 </text:p>
          </table:table-cell>
          <table:table-cell table:style-name="ce27" office:value-type="float" office:value="1125" calcext:value-type="float">
            <text:p><text:s text:c="3"/>1,125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36" calcext:value-type="float">
            <text:p><text:s text:c="3"/>3.36 </text:p>
          </table:table-cell>
          <table:table-cell table:style-name="ce27" office:value-type="float" office:value="3084" calcext:value-type="float">
            <text:p><text:s text:c="3"/>3,084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21" calcext:value-type="float">
            <text:p><text:s text:c="3"/>9.21 </text:p>
          </table:table-cell>
          <table:table-cell table:style-name="ce27" office:value-type="float" office:value="1959" calcext:value-type="float">
            <text:p><text:s text:c="3"/>1,959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85" calcext:value-type="float">
            <text:p><text:s text:c="3"/>5.85 </text:p>
          </table:table-cell>
          <table:table-cell table:style-name="ce27" office:value-type="float" office:value="2448" calcext:value-type="float">
            <text:p><text:s text:c="3"/>2,448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1" calcext:value-type="float">
            <text:p><text:s text:c="3"/>7.31 </text:p>
          </table:table-cell>
          <table:table-cell table:style-name="ce27" office:value-type="float" office:value="910" calcext:value-type="float">
            <text:p><text:s text:c="3"/>910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643" calcext:value-type="float">
            <text:p><text:s text:c="3"/>1,643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3" calcext:value-type="float">
            <text:p><text:s text:c="3"/>7.23 </text:p>
          </table:table-cell>
          <table:table-cell table:style-name="ce27" office:value-type="float" office:value="781" calcext:value-type="float">
            <text:p><text:s text:c="3"/>781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44" calcext:value-type="float">
            <text:p><text:s text:c="3"/>3.44 </text:p>
          </table:table-cell>
          <table:table-cell table:style-name="ce27" office:value-type="float" office:value="2274" calcext:value-type="float">
            <text:p><text:s text:c="3"/>2,274 </text:p>
          </table:table-cell>
          <table:table-cell table:style-name="ce23" office:value-type="float" office:value="0.85" calcext:value-type="float">
            <text:p><text:s text:c="3"/>0.85 </text:p>
          </table:table-cell>
          <table:table-cell table:style-name="ce23" office:value-type="float" office:value="10" calcext:value-type="float">
            <text:p><text:s text:c="3"/>10.00 </text:p>
          </table:table-cell>
          <table:table-cell table:style-name="ce27" office:value-type="float" office:value="1493" calcext:value-type="float">
            <text:p><text:s text:c="3"/>1,49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7" calcext:value-type="float">
            <text:p><text:s text:c="3"/>6.57 </text:p>
          </table:table-cell>
          <table:table-cell table:style-name="ce27" office:value-type="float" office:value="1739" calcext:value-type="float">
            <text:p><text:s text:c="3"/>1,739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5" calcext:value-type="float">
            <text:p><text:s text:c="3"/>7.65 </text:p>
          </table:table-cell>
          <table:table-cell table:style-name="ce27" office:value-type="float" office:value="470" calcext:value-type="float">
            <text:p><text:s text:c="3"/>470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43" calcext:value-type="float">
            <text:p><text:s text:c="3"/>1,443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32" calcext:value-type="float">
            <text:p><text:s text:c="3"/>6.32 </text:p>
          </table:table-cell>
          <table:table-cell table:style-name="ce27" office:value-type="float" office:value="798" calcext:value-type="float">
            <text:p><text:s text:c="3"/>798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49" calcext:value-type="float">
            <text:p><text:s text:c="3"/>3.49 </text:p>
          </table:table-cell>
          <table:table-cell table:style-name="ce27" office:value-type="float" office:value="2084" calcext:value-type="float">
            <text:p><text:s text:c="3"/>2,084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13" calcext:value-type="float">
            <text:p><text:s text:c="3"/>9.13 </text:p>
          </table:table-cell>
          <table:table-cell table:style-name="ce27" office:value-type="float" office:value="1286" calcext:value-type="float">
            <text:p><text:s text:c="3"/>1,286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3" calcext:value-type="float">
            <text:p><text:s text:c="3"/>5.63 </text:p>
          </table:table-cell>
          <table:table-cell table:style-name="ce27" office:value-type="float" office:value="1578" calcext:value-type="float">
            <text:p><text:s text:c="3"/>1,578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1" calcext:value-type="float">
            <text:p><text:s text:c="3"/>6.91 </text:p>
          </table:table-cell>
          <table:table-cell table:style-name="ce27" office:value-type="float" office:value="513" calcext:value-type="float">
            <text:p><text:s text:c="3"/>513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5" calcext:value-type="float">
            <text:p><text:s text:c="3"/>2.2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51" calcext:value-type="float">
            <text:p><text:s text:c="3"/>251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7" calcext:value-type="float">
            <text:p><text:s text:c="3"/>1.57 </text:p>
          </table:table-cell>
          <table:table-cell table:style-name="ce27" office:value-type="float" office:value="40" calcext:value-type="float">
            <text:p><text:s text:c="3"/>40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7" office:value-type="float" office:value="1228" calcext:value-type="float">
            <text:p><text:s text:c="3"/>1,228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8" calcext:value-type="float">
            <text:p><text:s text:c="3"/>7.68 </text:p>
          </table:table-cell>
          <table:table-cell table:style-name="ce27" office:value-type="float" office:value="1188" calcext:value-type="float">
            <text:p><text:s text:c="3"/>1,188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3" calcext:value-type="float">
            <text:p><text:s text:c="3"/>7.43 </text:p>
          </table:table-cell>
          <table:table-cell table:style-name="ce27" office:value-type="float" office:value="1197" calcext:value-type="float">
            <text:p><text:s text:c="3"/>1,197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49" calcext:value-type="float">
            <text:p><text:s text:c="3"/>7.49 </text:p>
          </table:table-cell>
          <table:table-cell table:style-name="ce27" office:value-type="float" office:value="300" calcext:value-type="float">
            <text:p><text:s text:c="3"/>300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88" calcext:value-type="float">
            <text:p><text:s text:c="3"/>1.8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60" calcext:value-type="float">
            <text:p><text:s/>－160 </text:p>
          </table:table-cell>
          <table:table-cell table:style-name="ce23" office:value-type="float" office:value="-0.06" calcext:value-type="float">
            <text:p><text:s/>－0.06 </text:p>
          </table:table-cell>
          <table:table-cell table:style-name="ce23" office:value-type="float" office:value="-0.68" calcext:value-type="float">
            <text:p><text:s/>－0.68 </text:p>
          </table:table-cell>
          <table:table-cell table:style-name="ce27" office:value-type="float" office:value="232" calcext:value-type="float">
            <text:p><text:s text:c="3"/>232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8" calcext:value-type="float">
            <text:p><text:s text:c="3"/>0.98 </text:p>
          </table:table-cell>
          <table:table-cell table:style-name="ce27" office:value-type="float" office:value="1836" calcext:value-type="float">
            <text:p><text:s text:c="3"/>1,836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8" calcext:value-type="float">
            <text:p><text:s text:c="3"/>7.78 </text:p>
          </table:table-cell>
          <table:table-cell table:style-name="ce27" office:value-type="float" office:value="1604" calcext:value-type="float">
            <text:p><text:s text:c="3"/>1,604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" calcext:value-type="float">
            <text:p><text:s text:c="3"/>6.80 </text:p>
          </table:table-cell>
          <table:table-cell table:style-name="ce27" office:value-type="float" office:value="1807" calcext:value-type="float">
            <text:p><text:s text:c="3"/>1,807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6" calcext:value-type="float">
            <text:p><text:s text:c="3"/>7.66 </text:p>
          </table:table-cell>
          <table:table-cell table:style-name="ce27" office:value-type="float" office:value="578" calcext:value-type="float">
            <text:p><text:s text:c="3"/>57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513" calcext:value-type="float">
            <text:p><text:s/>－513 </text:p>
          </table:table-cell>
          <table:table-cell table:style-name="ce23" office:value-type="float" office:value="-0.06" calcext:value-type="float">
            <text:p><text:s/>－0.06 </text:p>
          </table:table-cell>
          <table:table-cell table:style-name="ce23" office:value-type="float" office:value="-0.65" calcext:value-type="float">
            <text:p><text:s/>－0.65 </text:p>
          </table:table-cell>
          <table:table-cell table:style-name="ce27" office:value-type="float" office:value="135" calcext:value-type="float">
            <text:p><text:s text:c="3"/>135 </text:p>
          </table:table-cell>
          <table:table-cell table:style-name="ce23" office:value-type="float" office:value="0.01" calcext:value-type="float">
            <text:p><text:s text:c="3"/>0.01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7" office:value-type="float" office:value="6259" calcext:value-type="float">
            <text:p><text:s text:c="3"/>6,259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8" calcext:value-type="float">
            <text:p><text:s text:c="3"/>7.98 </text:p>
          </table:table-cell>
          <table:table-cell table:style-name="ce27" office:value-type="float" office:value="6124" calcext:value-type="float">
            <text:p><text:s text:c="3"/>6,124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81" calcext:value-type="float">
            <text:p><text:s text:c="3"/>7.81 </text:p>
          </table:table-cell>
          <table:table-cell table:style-name="ce27" office:value-type="float" office:value="4742" calcext:value-type="float">
            <text:p><text:s text:c="3"/>4,742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5" calcext:value-type="float">
            <text:p><text:s text:c="3"/>6.05 </text:p>
          </table:table-cell>
          <table:table-cell table:style-name="ce27" office:value-type="float" office:value="1809" calcext:value-type="float">
            <text:p><text:s text:c="3"/>1,809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1" calcext:value-type="float">
            <text:p><text:s text:c="3"/>2.31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4" office:value-type="float" office:value="0" calcext:value-type="float">
            <text:p>－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8" office:value-type="float" office:value="300" calcext:value-type="float">
            <text:p><text:s text:c="3"/>300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28" office:value-type="float" office:value="285" calcext:value-type="float">
            <text:p><text:s text:c="3"/>285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28" office:value-type="float" office:value="182" calcext:value-type="float">
            <text:p><text:s text:c="3"/>182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67" calcext:value-type="float">
            <text:p><text:s text:c="3"/>4.67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786" calcext:value-type="float">
            <text:p><text:s text:c="3"/>786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55" calcext:value-type="float">
            <text:p><text:s text:c="3"/>4.55 </text:p>
          </table:table-cell>
          <table:table-cell table:style-name="ce28" office:value-type="float" office:value="403" calcext:value-type="float">
            <text:p><text:s text:c="3"/>40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1415" calcext:value-type="float">
            <text:p><text:s text:c="3"/>1,415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28" office:value-type="float" office:value="1012" calcext:value-type="float">
            <text:p><text:s text:c="3"/>1,012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6" calcext:value-type="float">
            <text:p><text:s text:c="3"/>5.86 </text:p>
          </table:table-cell>
          <table:table-cell table:style-name="ce28" office:value-type="float" office:value="1176" calcext:value-type="float">
            <text:p><text:s text:c="3"/>1,176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1" calcext:value-type="float">
            <text:p><text:s text:c="3"/>6.81 </text:p>
          </table:table-cell>
          <table:table-cell table:style-name="ce28" office:value-type="float" office:value="465" calcext:value-type="float">
            <text:p><text:s text:c="3"/>465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07" calcext:value-type="float">
            <text:p><text:s text:c="3"/>407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3" calcext:value-type="float">
            <text:p><text:s text:c="3"/>9.13 </text:p>
          </table:table-cell>
          <table:table-cell table:style-name="ce28" office:value-type="float" office:value="151" calcext:value-type="float">
            <text:p><text:s text:c="3"/>151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39" calcext:value-type="float">
            <text:p><text:s text:c="3"/>3.39 </text:p>
          </table:table-cell>
          <table:table-cell table:style-name="ce28" office:value-type="float" office:value="478" calcext:value-type="float">
            <text:p><text:s text:c="3"/>478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72" calcext:value-type="float">
            <text:p><text:s text:c="3"/>10.72 </text:p>
          </table:table-cell>
          <table:table-cell table:style-name="ce28" office:value-type="float" office:value="327" calcext:value-type="float">
            <text:p><text:s text:c="3"/>327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28" office:value-type="float" office:value="295" calcext:value-type="float">
            <text:p><text:s text:c="3"/>29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1" calcext:value-type="float">
            <text:p><text:s text:c="3"/>6.61 </text:p>
          </table:table-cell>
          <table:table-cell table:style-name="ce28" office:value-type="float" office:value="103" calcext:value-type="float">
            <text:p><text:s text:c="3"/>10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8" office:value-type="float" office:value="463" calcext:value-type="float">
            <text:p><text:s text:c="3"/>463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6" calcext:value-type="float">
            <text:p><text:s text:c="3"/>9.66 </text:p>
          </table:table-cell>
          <table:table-cell table:style-name="ce28" office:value-type="float" office:value="453" calcext:value-type="float">
            <text:p><text:s text:c="3"/>453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5" calcext:value-type="float">
            <text:p><text:s text:c="3"/>9.45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75" calcext:value-type="float">
            <text:p><text:s/>－275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49" calcext:value-type="float">
            <text:p><text:s/>－2.49 </text:p>
          </table:table-cell>
          <table:table-cell table:style-name="ce28" office:value-type="float" office:value="147" calcext:value-type="float">
            <text:p><text:s text:c="3"/>147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3" calcext:value-type="float">
            <text:p><text:s text:c="3"/>1.33 </text:p>
          </table:table-cell>
          <table:table-cell table:style-name="ce28" office:value-type="float" office:value="950" calcext:value-type="float">
            <text:p><text:s text:c="3"/>950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803" calcext:value-type="float">
            <text:p><text:s text:c="3"/>80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28" office:value-type="float" office:value="647" calcext:value-type="float">
            <text:p><text:s text:c="3"/>647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6" calcext:value-type="float">
            <text:p><text:s text:c="3"/>5.86 </text:p>
          </table:table-cell>
          <table:table-cell table:style-name="ce28" office:value-type="float" office:value="207" calcext:value-type="float">
            <text:p><text:s text:c="3"/>207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88" calcext:value-type="float">
            <text:p><text:s/>－188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6" calcext:value-type="float">
            <text:p><text:s/>－4.26 </text:p>
          </table:table-cell>
          <table:table-cell table:style-name="ce28" office:value-type="float" office:value="-113" calcext:value-type="float">
            <text:p><text:s/>－113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56" calcext:value-type="float">
            <text:p><text:s/>－2.56 </text:p>
          </table:table-cell>
          <table:table-cell table:style-name="ce28" office:value-type="float" office:value="294" calcext:value-type="float">
            <text:p><text:s text:c="3"/>294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28" office:value-type="float" office:value="407" calcext:value-type="float">
            <text:p><text:s text:c="3"/>407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2" calcext:value-type="float">
            <text:p><text:s text:c="3"/>9.22 </text:p>
          </table:table-cell>
          <table:table-cell table:style-name="ce28" office:value-type="float" office:value="251" calcext:value-type="float">
            <text:p><text:s text:c="3"/>251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9" calcext:value-type="float">
            <text:p><text:s text:c="3"/>5.69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5" calcext:value-type="float">
            <text:p><text:s/>－305 </text:p>
          </table:table-cell>
          <table:table-cell table:style-name="ce24" office:value-type="float" office:value="-0.43" calcext:value-type="float">
            <text:p><text:s/>－0.43 </text:p>
          </table:table-cell>
          <table:table-cell table:style-name="ce24" office:value-type="float" office:value="-5.05" calcext:value-type="float">
            <text:p><text:s/>－5.05 </text:p>
          </table:table-cell>
          <table:table-cell table:style-name="ce28" office:value-type="float" office:value="-163" calcext:value-type="float">
            <text:p><text:s/>－163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" calcext:value-type="float">
            <text:p><text:s/>－2.70 </text:p>
          </table:table-cell>
          <table:table-cell table:style-name="ce28" office:value-type="float" office:value="427" calcext:value-type="float">
            <text:p><text:s text:c="3"/>427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8" calcext:value-type="float">
            <text:p><text:s text:c="3"/>7.08 </text:p>
          </table:table-cell>
          <table:table-cell table:style-name="ce28" office:value-type="float" office:value="590" calcext:value-type="float">
            <text:p><text:s text:c="3"/>590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8" calcext:value-type="float">
            <text:p><text:s text:c="3"/>9.78 </text:p>
          </table:table-cell>
          <table:table-cell table:style-name="ce28" office:value-type="float" office:value="360" calcext:value-type="float">
            <text:p><text:s text:c="3"/>360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2" calcext:value-type="float">
            <text:p><text:s text:c="3"/>1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65" calcext:value-type="float">
            <text:p><text:s/>－565 </text:p>
          </table:table-cell>
          <table:table-cell table:style-name="ce24" office:value-type="float" office:value="-1.06" calcext:value-type="float">
            <text:p><text:s/>－1.06 </text:p>
          </table:table-cell>
          <table:table-cell table:style-name="ce24" office:value-type="float" office:value="-12.48" calcext:value-type="float">
            <text:p><text:s/>－12.48 </text:p>
          </table:table-cell>
          <table:table-cell table:style-name="ce28" office:value-type="float" office:value="-139" calcext:value-type="float">
            <text:p><text:s/>－139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7" calcext:value-type="float">
            <text:p><text:s/>－3.07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3" calcext:value-type="float">
            <text:p><text:s text:c="3"/>6.43 </text:p>
          </table:table-cell>
          <table:table-cell table:style-name="ce28" office:value-type="float" office:value="430" calcext:value-type="float">
            <text:p><text:s text:c="3"/>430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28" office:value-type="float" office:value="103" calcext:value-type="float">
            <text:p><text:s text:c="3"/>10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2" calcext:value-type="float">
            <text:p><text:s/>－552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4" office:value-type="float" office:value="-7.58" calcext:value-type="float">
            <text:p><text:s/>－7.58 </text:p>
          </table:table-cell>
          <table:table-cell table:style-name="ce28" office:value-type="float" office:value="-278" calcext:value-type="float">
            <text:p><text:s/>－278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24" office:value-type="float" office:value="-3.82" calcext:value-type="float">
            <text:p><text:s/>－3.82 </text:p>
          </table:table-cell>
          <table:table-cell table:style-name="ce28" office:value-type="float" office:value="389" calcext:value-type="float">
            <text:p><text:s text:c="3"/>389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4" calcext:value-type="float">
            <text:p><text:s text:c="3"/>5.34 </text:p>
          </table:table-cell>
          <table:table-cell table:style-name="ce28" office:value-type="float" office:value="667" calcext:value-type="float">
            <text:p><text:s text:c="3"/>667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6" calcext:value-type="float">
            <text:p><text:s text:c="3"/>9.16 </text:p>
          </table:table-cell>
          <table:table-cell table:style-name="ce28" office:value-type="float" office:value="438" calcext:value-type="float">
            <text:p><text:s text:c="3"/>438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166" calcext:value-type="float">
            <text:p><text:s text:c="3"/>166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49" calcext:value-type="float">
            <text:p><text:s/>－149 </text:p>
          </table:table-cell>
          <table:table-cell table:style-name="ce24" office:value-type="float" office:value="-0.66" calcext:value-type="float">
            <text:p><text:s/>－0.66 </text:p>
          </table:table-cell>
          <table:table-cell table:style-name="ce24" office:value-type="float" office:value="-7.76" calcext:value-type="float">
            <text:p><text:s/>－7.76 </text:p>
          </table:table-cell>
          <table:table-cell table:style-name="ce28" office:value-type="float" office:value="-38" calcext:value-type="float">
            <text:p><text:s/>－38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1.98" calcext:value-type="float">
            <text:p><text:s/>－1.98 </text:p>
          </table:table-cell>
          <table:table-cell table:style-name="ce28" office:value-type="float" office:value="160" calcext:value-type="float">
            <text:p><text:s text:c="3"/>160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4" calcext:value-type="float">
            <text:p><text:s text:c="3"/>8.34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32" calcext:value-type="float">
            <text:p><text:s text:c="3"/>10.32 </text:p>
          </table:table-cell>
          <table:table-cell table:style-name="ce28" office:value-type="float" office:value="125" calcext:value-type="float">
            <text:p><text:s text:c="3"/>125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43" calcext:value-type="float">
            <text:p><text:s text:c="3"/>4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9" calcext:value-type="float">
            <text:p><text:s/>－119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18" calcext:value-type="float">
            <text:p><text:s/>－4.18 </text:p>
          </table:table-cell>
          <table:table-cell table:style-name="ce28" office:value-type="float" office:value="-70" calcext:value-type="float">
            <text:p><text:s/>－70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46" calcext:value-type="float">
            <text:p><text:s/>－2.46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263" calcext:value-type="float">
            <text:p><text:s text:c="3"/>263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5" calcext:value-type="float">
            <text:p><text:s text:c="3"/>9.25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13" calcext:value-type="float">
            <text:p><text:s text:c="3"/>113 </text:p>
          </table:table-cell>
          <table:table-cell table:style-name="ce24" office:value-type="float" office:value="1.14" calcext:value-type="float">
            <text:p><text:s text:c="3"/>1.14 </text:p>
          </table:table-cell>
          <table:table-cell table:style-name="ce24" office:value-type="float" office:value="13.45" calcext:value-type="float">
            <text:p><text:s text:c="3"/>13.45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9.99" calcext:value-type="float">
            <text:p><text:s text:c="3"/>9.99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2" calcext:value-type="float">
            <text:p><text:s text:c="3"/>9.52 </text:p>
          </table:table-cell>
          <table:table-cell table:style-name="ce28" office:value-type="float" office:value="34" calcext:value-type="float">
            <text:p><text:s text:c="3"/>34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04" calcext:value-type="float">
            <text:p><text:s text:c="3"/>4.04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97" calcext:value-type="float">
            <text:p><text:s/>－197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5" calcext:value-type="float">
            <text:p><text:s/>－6.15 </text:p>
          </table:table-cell>
          <table:table-cell table:style-name="ce28" office:value-type="float" office:value="-41" calcext:value-type="float">
            <text:p><text:s/>－41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28" calcext:value-type="float">
            <text:p><text:s/>－1.28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28" office:value-type="float" office:value="232" calcext:value-type="float">
            <text:p><text:s text:c="3"/>23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5" calcext:value-type="float">
            <text:p><text:s text:c="3"/>7.25 </text:p>
          </table:table-cell>
          <table:table-cell table:style-name="ce28" office:value-type="float" office:value="173" calcext:value-type="float">
            <text:p><text:s text:c="3"/>173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43" calcext:value-type="float">
            <text:p><text:s text:c="3"/>443 </text:p>
          </table:table-cell>
          <table:table-cell table:style-name="ce24" office:value-type="float" office:value="1.04" calcext:value-type="float">
            <text:p><text:s text:c="3"/>1.04 </text:p>
          </table:table-cell>
          <table:table-cell table:style-name="ce24" office:value-type="float" office:value="12.25" calcext:value-type="float">
            <text:p><text:s text:c="3"/>12.25 </text:p>
          </table:table-cell>
          <table:table-cell table:style-name="ce28" office:value-type="float" office:value="250" calcext:value-type="float">
            <text:p><text:s text:c="3"/>250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28" office:value-type="float" office:value="458" calcext:value-type="float">
            <text:p><text:s text:c="3"/>458 </text:p>
          </table:table-cell>
          <table:table-cell table:style-name="ce24" office:value-type="float" office:value="1.08" calcext:value-type="float">
            <text:p><text:s text:c="3"/>1.08 </text:p>
          </table:table-cell>
          <table:table-cell table:style-name="ce24" office:value-type="float" office:value="12.66" calcext:value-type="float">
            <text:p><text:s text:c="3"/>12.66 </text:p>
          </table:table-cell>
          <table:table-cell table:style-name="ce28" office:value-type="float" office:value="208" calcext:value-type="float">
            <text:p><text:s text:c="3"/>208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5" calcext:value-type="float">
            <text:p><text:s text:c="3"/>5.75 </text:p>
          </table:table-cell>
          <table:table-cell table:style-name="ce28" office:value-type="float" office:value="259" calcext:value-type="float">
            <text:p><text:s text:c="3"/>259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6" calcext:value-type="float">
            <text:p><text:s text:c="3"/>7.16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28" office:value-type="float" office:value="-3" calcext:value-type="float">
            <text:p><text:s/>－3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8" office:value-type="float" office:value="166" calcext:value-type="float">
            <text:p><text:s text:c="3"/>16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21" calcext:value-type="float">
            <text:p><text:s text:c="3"/>7.21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4" calcext:value-type="float">
            <text:p><text:s text:c="3"/>7.34 </text:p>
          </table:table-cell>
          <table:table-cell table:style-name="ce28" office:value-type="float" office:value="137" calcext:value-type="float">
            <text:p><text:s text:c="3"/>13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59" calcext:value-type="float">
            <text:p><text:s text:c="3"/>759 </text:p>
          </table:table-cell>
          <table:table-cell table:style-name="ce23" office:value-type="float" office:value="6.04" calcext:value-type="float">
            <text:p><text:s text:c="3"/>6.04 </text:p>
          </table:table-cell>
          <table:table-cell table:style-name="ce23" office:value-type="float" office:value="71.09" calcext:value-type="float">
            <text:p><text:s text:c="3"/>71.09 </text:p>
          </table:table-cell>
          <table:table-cell table:style-name="ce27" office:value-type="float" office:value="61" calcext:value-type="float">
            <text:p><text:s text:c="3"/>61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7" calcext:value-type="float">
            <text:p><text:s text:c="3"/>5.70 </text:p>
          </table:table-cell>
          <table:table-cell table:style-name="ce27" office:value-type="float" office:value="115" calcext:value-type="float">
            <text:p><text:s text:c="3"/>115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74" calcext:value-type="float">
            <text:p><text:s text:c="3"/>10.74 </text:p>
          </table:table-cell>
          <table:table-cell table:style-name="ce27" office:value-type="float" office:value="54" calcext:value-type="float">
            <text:p><text:s text:c="3"/>54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4" calcext:value-type="float">
            <text:p><text:s text:c="3"/>5.04 </text:p>
          </table:table-cell>
          <table:table-cell table:style-name="ce27" office:value-type="float" office:value="51" calcext:value-type="float">
            <text:p><text:s text:c="3"/>51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6" calcext:value-type="float">
            <text:p><text:s text:c="3"/>4.76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65" calcext:value-type="float">
            <text:p><text:s text:c="3"/>0.65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76" calcext:value-type="float">
            <text:p><text:s text:c="3"/>676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5" office:value-type="float" office:value="69.7" calcext:value-type="float">
            <text:p><text:s text:c="3"/>69.70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31" office:value-type="float" office:value="0.51" calcext:value-type="float">
            <text:p><text:s text:c="3"/>0.51 </text:p>
          </table:table-cell>
          <table:table-cell table:style-name="ce31" office:value-type="float" office:value="5.96" calcext:value-type="float">
            <text:p><text:s text:c="3"/>5.96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31" office:value-type="float" office:value="0.93" calcext:value-type="float">
            <text:p><text:s text:c="3"/>0.93 </text:p>
          </table:table-cell>
          <table:table-cell table:style-name="ce31" office:value-type="float" office:value="11" calcext:value-type="float">
            <text:p><text:s text:c="3"/>11.00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31" office:value-type="float" office:value="0.43" calcext:value-type="float">
            <text:p><text:s text:c="3"/>0.43 </text:p>
          </table:table-cell>
          <table:table-cell table:style-name="ce31" office:value-type="float" office:value="5.04" calcext:value-type="float">
            <text:p><text:s text:c="3"/>5.04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31" office:value-type="float" office:value="0.42" calcext:value-type="float">
            <text:p><text:s text:c="3"/>0.42 </text:p>
          </table:table-cell>
          <table:table-cell table:style-name="ce31" office:value-type="float" office:value="4.93" calcext:value-type="float">
            <text:p><text:s text:c="3"/>4.93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31" office:value-type="float" office:value="0.05" calcext:value-type="float">
            <text:p><text:s text:c="3"/>0.05 </text:p>
          </table:table-cell>
          <table:table-cell table:style-name="ce40" office:value-type="float" office:value="0.62" calcext:value-type="float">
            <text:p><text:s text:c="3"/>0.6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4" office:value-type="float" office:value="7.21" calcext:value-type="float">
            <text:p><text:s text:c="3"/>7.21 </text:p>
          </table:table-cell>
          <table:table-cell table:style-name="ce24" office:value-type="float" office:value="84.89" calcext:value-type="float">
            <text:p><text:s text:c="3"/>84.89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06" calcext:value-type="float">
            <text:p><text:s text:c="3"/>3.06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" calcext:value-type="float">
            <text:p><text:s text:c="3"/>5.10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06" calcext:value-type="float">
            <text:p><text:s text:c="3"/>3.06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02" calcext:value-type="float">
            <text:p><text:s text:c="3"/>1.0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4月8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4-03T17:53:24</dc:date>
    <meta:print-date>2013-02-05T11:32:0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